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2858in" svg:height="2.4106in" svg:x="0.1969in" svg:y="1.2429in">
            <draw:object draw:notify-on-update-of-ranges="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0547in" svg:height="2.289in" svg:x="5.8941in" svg:y="1.378in">
            <draw:object draw:notify-on-update-of-ranges="Sheet1.I2:Sheet1.I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enário</text:p>
          </table:table-cell>
          <table:table-cell table:number-columns-repeated="2"/>
          <table:table-cell office:value-type="string" calcext:value-type="string">
            <text:p>tempo de evasão</text:p>
          </table:table-cell>
          <table:table-cell office:value-type="string" calcext:value-type="string">
            <text:p>descrição do cenário</text:p>
          </table:table-cell>
          <table:table-cell office:value-type="string" calcext:value-type="string">
            <text:p>cenário</text:p>
          </table:table-cell>
          <table:table-cell table:number-columns-repeated="2"/>
          <table:table-cell office:value-type="string" calcext:value-type="string">
            <text:p>tempo de evasão</text:p>
          </table:table-cell>
          <table:table-cell table:number-columns-repeated="2"/>
          <table:table-cell office:value-type="string" calcext:value-type="string">
            <text:p>outras execuç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6:40.887927992</meta:creation-date>
    <dc:date>2023-09-18T17:12:33.330138069</dc:date>
    <meta:editing-duration>PT1H5M42S</meta:editing-duration>
    <meta:editing-cycles>2</meta:editing-cycles>
    <meta:generator>LibreOffice/7.3.7.2$Linux_X86_64 LibreOffice_project/30$Build-2</meta:generator>
    <meta:document-statistic meta:table-count="1" meta:cell-count="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87cm" svg:height="6.124cm" xlink:href=".." xlink:type="simple" chart:class="chart:bar" chart:style-name="ch1">
        <chart:plot-area chart:style-name="ch2" table:cell-range-address="Sheet1.D2:Sheet1.D6" svg:x="0.217cm" svg:y="0.122cm" svg:width="10.453cm" svg:height="5.88cm">
          <chart:coordinate-region svg:x="0.838cm" svg:y="0.321cm" svg:width="9.832cm" svg:height="5.0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cm" svg:height="5.815cm" xlink:href=".." xlink:type="simple" chart:class="chart:bar" chart:style-name="ch1">
        <chart:plot-area chart:style-name="ch2" table:cell-range-address="Sheet1.I2:Sheet1.I6" svg:x="-0.175cm" svg:y="0.003cm" svg:width="10.073cm" svg:height="5.582cm">
          <chart:coordinate-region svg:x="0.632cm" svg:y="0.202cm" svg:width="9.266cm" svg:height="4.7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1.I2:Sheet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